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Conn</text:p>
          </table:table-cell>
          <table:table-cell office:value-type="string">
            <text:p>Pin</text:p>
          </table:table-cell>
          <table:table-cell office:value-type="string">
            <text:p>Fct</text:p>
          </table:table-cell>
          <table:table-cell office:value-type="string">
            <text:p>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/>
          <table:table-cell office:value-type="string">
            <text:p>LIS_GND, LIS_MISO, HMC_G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CC</text:p>
          </table:table-cell>
          <table:table-cell/>
          <table:table-cell office:value-type="string">
            <text:p>LIS_VCC, LIS_CS, HMC_VC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2.0</text:p>
          </table:table-cell>
          <table:table-cell office:value-type="string">
            <text:p>A0</text:p>
          </table:table-cell>
          <table:table-cell office:value-type="string">
            <text:p>LIS_I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2.1</text:p>
          </table:table-cell>
          <table:table-cell office:value-type="string">
            <text:p>A1</text:p>
          </table:table-cell>
          <table:table-cell office:value-type="string">
            <text:p>LIS_I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2.2</text:p>
          </table:table-cell>
          <table:table-cell office:value-type="string">
            <text:p>TA0, A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2.3</text:p>
          </table:table-cell>
          <table:table-cell office:value-type="string">
            <text:p>TA1, A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2.4</text:p>
          </table:table-cell>
          <table:table-cell office:value-type="string">
            <text:p>TA2, A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4.3</text:p>
          </table:table-cell>
          <table:table-cell office:value-type="string">
            <text:p>TB0, A1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4.4</text:p>
          </table:table-cell>
          <table:table-cell office:value-type="string">
            <text:p>TB1, A1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4.5</text:p>
          </table:table-cell>
          <table:table-cell office:value-type="string">
            <text:p>TB2, A1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4.6</text:p>
          </table:table-cell>
          <table:table-cell office:value-type="string">
            <text:p>TBH, A1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2.6</text:p>
          </table:table-cell>
          <table:table-cell/>
          <table:table-cell office:value-type="string">
            <text:p>GDO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2.7</text:p>
          </table:table-cell>
          <table:table-cell/>
          <table:table-cell office:value-type="string">
            <text:p>GDO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3.2</text:p>
          </table:table-cell>
          <table:table-cell office:value-type="string">
            <text:p>SOMI/SCL</text:p>
          </table:table-cell>
          <table:table-cell office:value-type="string">
            <text:p>CC_SOMI, LIS_SCL, HMC_SC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3.3</text:p>
          </table:table-cell>
          <table:table-cell office:value-type="string">
            <text:p>CLK</text:p>
          </table:table-cell>
          <table:table-cell office:value-type="string">
            <text:p>CC_CLK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3.0</text:p>
          </table:table-cell>
          <table:table-cell/>
          <table:table-cell office:value-type="string">
            <text:p>CC_C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3.1</text:p>
          </table:table-cell>
          <table:table-cell office:value-type="string">
            <text:p>SIMO, SDA</text:p>
          </table:table-cell>
          <table:table-cell office:value-type="string">
            <text:p>CC_SIMO, LIS_MOSI, HMC_SD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0">09/20/2009</text:date>, <text:time>20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0T19:21:41</meta:creation-date>
    <dc:date>2009-09-20T19:49:28</dc:date>
    <meta:editing-duration>PT00H27M48S</meta:editing-duration>
    <meta:editing-cycles>5</meta:editing-cycles>
    <meta:generator>OpenOffice.org/3.0$Linux OpenOffice.org_project/300m15$Build-9379</meta:generator>
    <meta:document-statistic meta:table-count="3" meta:cell-count="62" meta:object-count="0"/>
    <meta:user-defined meta:name="Info 1"/>
    <meta:user-defined meta:name="Info 2"/>
    <meta:user-defined meta:name="Info 3"/>
    <meta:user-defined meta:name="Info 4"/>
  </office:meta>
</office:document-meta>
</file>